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4.05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5.604cm"/>
    </style:style>
    <style:style style:name="co6" style:family="table-column">
      <style:table-column-properties fo:break-before="auto" style:column-width="4.8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 style:data-style-name="N3"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order="0.002cm solid #000000"/>
    </style:style>
    <style:style style:name="ce9" style:family="table-cell" style:parent-style-name="Default" style:data-style-name="N3">
      <style:table-cell-properties style:text-align-source="fix" style:repeat-content="false" fo:border="0.002cm solid #000000"/>
      <style:paragraph-properties fo:text-align="end" fo:margin-left="0cm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3">
      <style:text-properties style:text-underline-style="solid" style:text-underline-width="auto" style:text-underline-color="font-color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 style:data-style-name="N37"/>
    <style:style style:name="ce18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1"/>
    <style:style style:name="ce20" style:family="table-cell" style:parent-style-name="Default" style:data-style-name="N11"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1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ext-properties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ce19"/>
        <table:table-column table:style-name="co7" table:number-columns-repeated="8" table:default-cell-style-name="Default"/>
        <table:table-row table:style-name="ro1">
          <table:table-cell table:style-name="ce1" office:value-type="string">
            <text:p>Geinterneerden</text:p>
          </table:table-cell>
          <table:table-cell table:style-name="ce7" office:value-type="string">
            <text:p>Totaal</text:p>
          </table:table-cell>
          <table:table-cell table:style-name="ce11" office:value-type="string">
            <text:p>Omgekomen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pm</text:p>
          </table:table-cell>
          <table:table-cell table:style-name="ce18" office:value-type="string">
            <text:p>Perc omgekomen</text:p>
          </table:table-cell>
          <table:table-cell table:style-name="ce13" office:value-type="string">
            <text:p>Ziekte en ongeval</text:p>
          </table:table-cell>
          <table:table-cell table:number-columns-repeated="7"/>
        </table:table-row>
        <table:table-row table:style-name="ro1">
          <table:table-cell table:style-name="ce2" office:value-type="string">
            <text:p>Totaal NL</text:p>
          </table:table-cell>
          <table:table-cell table:style-name="ce8" office:value-type="float" office:value="42233">
            <text:p>42.233</text:p>
          </table:table-cell>
          <table:table-cell table:style-name="ce9" table:formula="of:=SUM([.C3:.C5])" office:value-type="float" office:value="8498.45214401084">
            <text:p>8.498</text:p>
          </table:table-cell>
          <table:table-cell office:value-type="string">
            <text:p>Militairen</text:p>
          </table:table-cell>
          <table:table-cell office:value-type="string">
            <text:p>Krijgsgevangenen</text:p>
          </table:table-cell>
          <table:table-cell office:value-type="percentage" office:value="0.201227763692156">
            <text:p>20,12%</text:p>
          </table:table-cell>
          <table:table-cell table:style-name="ce19"/>
          <table:table-cell table:number-columns-repeated="7"/>
        </table:table-row>
        <table:table-row table:style-name="ro1">
          <table:table-cell table:style-name="ce3" office:value-type="string">
            <text:p>Koninklijke Marine</text:p>
          </table:table-cell>
          <table:table-cell table:style-name="ce8" office:value-type="float" office:value="3847">
            <text:p>3.847</text:p>
          </table:table-cell>
          <table:table-cell table:style-name="ce8" office:value-type="float" office:value="648">
            <text:p>648</text:p>
          </table:table-cell>
          <table:table-cell office:value-type="string">
            <text:p>Militairen</text:p>
          </table:table-cell>
          <table:table-cell office:value-type="string">
            <text:p>Krijgsgevangenen</text:p>
          </table:table-cell>
          <table:table-cell office:value-type="percentage" office:value="0.168442942552638">
            <text:p>16,84%</text:p>
          </table:table-cell>
          <table:table-cell table:style-name="ce19"/>
          <table:table-cell table:number-columns-repeated="7"/>
        </table:table-row>
        <table:table-row table:style-name="ro1">
          <table:table-cell table:style-name="ce3" office:value-type="string">
            <text:p>KNIL</text:p>
          </table:table-cell>
          <table:table-cell table:style-name="ce8" office:value-type="float" office:value="36869">
            <text:p>36.869</text:p>
          </table:table-cell>
          <table:table-cell table:style-name="ce8" office:value-type="float" office:value="7552">
            <text:p>7.552</text:p>
          </table:table-cell>
          <table:table-cell office:value-type="string">
            <text:p>Militairen</text:p>
          </table:table-cell>
          <table:table-cell office:value-type="string">
            <text:p>Krijgsgevangenen</text:p>
          </table:table-cell>
          <table:table-cell office:value-type="percentage" office:value="0.196738394206221">
            <text:p>19,67%</text:p>
          </table:table-cell>
          <table:table-cell table:style-name="ce19"/>
          <table:table-cell table:number-columns-repeated="7"/>
        </table:table-row>
        <table:table-row table:style-name="ro1">
          <table:table-cell table:style-name="ce3" office:value-type="string">
            <text:p>KNIL hulpcorpsen</text:p>
          </table:table-cell>
          <table:table-cell table:style-name="ce8" office:value-type="float" office:value="1517">
            <text:p>1.517</text:p>
          </table:table-cell>
          <table:table-cell table:style-name="ce9" table:formula="of:=[.B5]*[.F4]" office:value-type="float" office:value="298.452144010837">
            <text:p>298</text:p>
          </table:table-cell>
          <table:table-cell office:value-type="string">
            <text:p>Militairen</text:p>
          </table:table-cell>
          <table:table-cell office:value-type="string">
            <text:p>Krijgsgevangenen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8"/>
          <table:table-cell table:style-name="Default"/>
          <table:table-cell table:number-columns-repeated="11"/>
        </table:table-row>
        <table:table-row table:style-name="ro1">
          <table:table-cell table:style-name="ce2" office:value-type="string">
            <text:p>1946-1949 'Politionele acties'</text:p>
          </table:table-cell>
          <table:table-cell table:style-name="ce8" office:value-type="string">
            <text:p>-</text:p>
          </table:table-cell>
          <table:table-cell table:style-name="ce9" office:value-type="string">
            <text:p>-</text:p>
          </table:table-cell>
          <table:table-cell office:value-type="string">
            <text:p>Militairen</text:p>
          </table:table-cell>
          <table:table-cell office:value-type="string">
            <text:p>1946-1949</text:p>
          </table:table-cell>
          <table:table-cell table:number-columns-repeated="2" office:value-type="string">
            <text:p>-</text:p>
          </table:table-cell>
          <table:table-cell table:number-columns-repeated="7"/>
        </table:table-row>
        <table:table-row table:style-name="ro1">
          <table:table-cell table:style-name="ce4" office:value-type="string">
            <text:p>KL</text:p>
          </table:table-cell>
          <table:table-cell table:style-name="ce8" office:value-type="float" office:value="70000">
            <text:p>70.000</text:p>
          </table:table-cell>
          <table:table-cell table:style-name="ce9" office:value-type="float" office:value="1602">
            <text:p>1.602</text:p>
          </table:table-cell>
          <table:table-cell office:value-type="string">
            <text:p>Militairen</text:p>
          </table:table-cell>
          <table:table-cell office:value-type="string">
            <text:p>1946-1949</text:p>
          </table:table-cell>
          <table:table-cell office:value-type="percentage" office:value="0.0358428571428571">
            <text:p>3,58%</text:p>
          </table:table-cell>
          <table:table-cell office:value-type="float" office:value="907">
            <text:p>907</text:p>
          </table:table-cell>
          <table:table-cell table:number-columns-repeated="7"/>
        </table:table-row>
        <table:table-row table:style-name="ro1">
          <table:table-cell table:style-name="ce4" office:value-type="string">
            <text:p>Mariniersbrigade</text:p>
          </table:table-cell>
          <table:table-cell table:style-name="ce8" office:value-type="float" office:value="5000">
            <text:p>5.000</text:p>
          </table:table-cell>
          <table:table-cell table:style-name="ce9" office:value-type="float" office:value="155">
            <text:p>155</text:p>
          </table:table-cell>
          <table:table-cell office:value-type="string">
            <text:p>Militairen</text:p>
          </table:table-cell>
          <table:table-cell office:value-type="string">
            <text:p>1946-1949</text:p>
          </table:table-cell>
          <table:table-cell office:value-type="percentage" office:value="0.0512">
            <text:p>5,12%</text:p>
          </table:table-cell>
          <table:table-cell office:value-type="float" office:value="101">
            <text:p>101</text:p>
          </table:table-cell>
          <table:table-cell table:number-columns-repeated="7"/>
        </table:table-row>
        <table:table-row table:style-name="ro1">
          <table:table-cell table:style-name="ce4" office:value-type="string">
            <text:p>KNIL</text:p>
          </table:table-cell>
          <table:table-cell table:style-name="ce8" office:value-type="float" office:value="40000">
            <text:p>40.000</text:p>
          </table:table-cell>
          <table:table-cell table:style-name="ce9" office:value-type="float" office:value="722">
            <text:p>722</text:p>
          </table:table-cell>
          <table:table-cell office:value-type="string">
            <text:p>Militairen</text:p>
          </table:table-cell>
          <table:table-cell office:value-type="string">
            <text:p>1946-1949</text:p>
          </table:table-cell>
          <table:table-cell office:value-type="percentage" office:value="0.0455">
            <text:p>4,55%</text:p>
          </table:table-cell>
          <table:table-cell office:value-type="float" office:value="1098">
            <text:p>1098</text:p>
          </table:table-cell>
          <table:table-cell table:number-columns-repeated="7"/>
        </table:table-row>
        <table:table-row table:style-name="ro1">
          <table:table-cell table:style-name="ce2" office:value-type="string">
            <text:p>Totaal 1946-1949 <text:s/>'Politionele acties'</text:p>
          </table:table-cell>
          <table:table-cell table:style-name="ce9" table:formula="of:=SUM([.B8:.B10])" office:value-type="float" office:value="115000">
            <text:p>115.000</text:p>
          </table:table-cell>
          <table:table-cell table:style-name="ce9" table:formula="of:=SUM([.C8:.C10])" office:value-type="float" office:value="2479">
            <text:p>2.479</text:p>
          </table:table-cell>
          <table:table-cell office:value-type="string">
            <text:p>Militairen</text:p>
          </table:table-cell>
          <table:table-cell office:value-type="string">
            <text:p>1946-1949 opgeteld: 4585</text:p>
          </table:table-cell>
          <table:table-cell office:value-type="percentage" office:value="0.0398695652173913">
            <text:p>3,99%</text:p>
          </table:table-cell>
          <table:table-cell table:style-name="ce9" table:formula="of:=SUM([.G8:.G10])" office:value-type="float" office:value="2106">
            <text:p>2.106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9" table:number-columns-repeated="2"/>
          <table:table-cell table:number-columns-repeated="11"/>
        </table:table-row>
        <table:table-row table:style-name="ro1">
          <table:table-cell table:style-name="ce2" office:value-type="string">
            <text:p>1945 – 1963</text:p>
          </table:table-cell>
          <table:table-cell table:number-columns-repeated="2" table:style-name="ce9" office:value-type="string">
            <text:p>-</text:p>
          </table:table-cell>
          <table:table-cell office:value-type="string">
            <text:p>Militairen, politie, Rode Kruis</text:p>
          </table:table-cell>
          <table:table-cell office:value-type="string">
            <text:p><text:s/>inclusief het conflict om Nieuw-Guinea in 1962</text:p>
          </table:table-cell>
          <table:table-cell office:value-type="string">
            <text:p>-%</text:p>
          </table:table-cell>
          <table:table-cell table:number-columns-repeated="8"/>
        </table:table-row>
        <table:table-row table:style-name="ro1">
          <table:table-cell table:style-name="ce3" office:value-type="string">
            <text:p>Gevechtsverliezen (inbegrepen vermoord)</text:p>
          </table:table-cell>
          <table:table-cell table:style-name="ce9" office:value-type="string">
            <text:p>-</text:p>
          </table:table-cell>
          <table:table-cell table:style-name="ce9" office:value-type="float" office:value="3281">
            <text:p>3.281</text:p>
          </table:table-cell>
          <table:table-cell office:value-type="string">
            <text:p>Militairen, politie, Rode Kruis</text:p>
          </table:table-cell>
          <table:table-cell office:value-type="string">
            <text:p>periode tussen 15 augustus 1945 en 1 januari 1963 (Kolonel b.d. J.W. de Leeuw)</text:p>
          </table:table-cell>
          <table:table-cell table:number-columns-repeated="9"/>
        </table:table-row>
        <table:table-row table:style-name="ro1">
          <table:table-cell table:style-name="ce3" office:value-type="string">
            <text:p>Niet-gevechtsverliezen (ziektes, ongevallen, executies etc.)</text:p>
          </table:table-cell>
          <table:table-cell table:style-name="ce9" office:value-type="string">
            <text:p>-</text:p>
          </table:table-cell>
          <table:table-cell table:style-name="ce9" office:value-type="float" office:value="2134">
            <text:p>2.134</text:p>
          </table:table-cell>
          <table:table-cell office:value-type="string">
            <text:p>Militairen, politie, Rode Kruis</text:p>
          </table:table-cell>
          <table:table-cell office:value-type="string">
            <text:p>periode tussen 15 augustus 1945 en 1 januari 1963 (Kolonel b.d. J.W. de Leeuw)</text:p>
          </table:table-cell>
          <table:table-cell table:number-columns-repeated="9"/>
        </table:table-row>
        <table:table-row table:style-name="ro1">
          <table:table-cell table:style-name="ce3" office:value-type="string">
            <text:p>Doodsoorzaak onbekend</text:p>
          </table:table-cell>
          <table:table-cell table:style-name="ce9" office:value-type="string">
            <text:p>-</text:p>
          </table:table-cell>
          <table:table-cell table:style-name="ce9" office:value-type="float" office:value="762">
            <text:p>762</text:p>
          </table:table-cell>
          <table:table-cell office:value-type="string">
            <text:p>Militairen, politie, Rode Kruis</text:p>
          </table:table-cell>
          <table:table-cell office:value-type="string">
            <text:p>periode tussen 15 augustus 1945 en 1 januari 1963 (Kolonel b.d. J.W. de Leeuw)</text:p>
          </table:table-cell>
          <table:table-cell table:number-columns-repeated="9"/>
        </table:table-row>
        <table:table-row table:style-name="ro1">
          <table:table-cell table:style-name="ce2" office:value-type="string">
            <text:p>Totaal 1945 – 1963</text:p>
          </table:table-cell>
          <table:table-cell table:style-name="ce9" office:value-type="string">
            <text:p>-</text:p>
          </table:table-cell>
          <table:table-cell table:style-name="ce9" table:formula="of:=SUM([.C14:.C16])" office:value-type="float" office:value="6177">
            <text:p>6.177</text:p>
          </table:table-cell>
          <table:table-cell office:value-type="string">
            <text:p>Militairen, politie, Rode Kruis</text:p>
          </table:table-cell>
          <table:table-cell office:value-type="string">
            <text:p>periode tussen 15 augustus 1945 en 1 januari 1963 (Kolonel b.d. J.W. de Leeuw)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9" table:number-columns-repeated="2"/>
          <table:table-cell table:number-columns-repeated="11"/>
        </table:table-row>
        <table:table-row table:style-name="ro1">
          <table:table-cell table:style-name="ce5" office:value-type="string">
            <text:p>Totaal Geallieerden</text:p>
          </table:table-cell>
          <table:table-cell/>
          <table:table-cell office:value-type="float" office:value="156000">
            <text:p>156.000</text:p>
          </table:table-cell>
          <table:table-cell office:value-type="string">
            <text:p>Militairen</text:p>
          </table:table-cell>
          <table:table-cell/>
          <table:table-cell office:value-type="percentage" office:value="0.27">
            <text:p>27,00%</text:p>
          </table:table-cell>
          <table:table-cell table:number-columns-repeated="8"/>
        </table:table-row>
        <table:table-row table:style-name="ro1">
          <table:table-cell office:value-type="string">
            <text:p>VS</text:p>
          </table:table-cell>
          <table:table-cell/>
          <table:table-cell office:value-type="float" office:value="90000">
            <text:p>90.000</text:p>
          </table:table-cell>
          <table:table-cell office:value-type="string">
            <text:p>Militairen</text:p>
          </table:table-cell>
          <table:table-cell/>
          <table:table-cell office:value-type="percentage" office:value="0.34">
            <text:p>34,00%</text:p>
          </table:table-cell>
          <table:table-cell table:number-columns-repeated="8"/>
        </table:table-row>
        <table:table-row table:style-name="ro1">
          <table:table-cell office:value-type="string">
            <text:p>Australië</text:p>
          </table:table-cell>
          <table:table-cell/>
          <table:table-cell office:value-type="float" office:value="45843">
            <text:p>45.843</text:p>
          </table:table-cell>
          <table:table-cell office:value-type="string">
            <text:p>Militairen</text:p>
          </table:table-cell>
          <table:table-cell/>
          <table:table-cell office:value-type="percentage" office:value="0.33">
            <text:p>33,00%</text:p>
          </table:table-cell>
          <table:table-cell table:number-columns-repeated="8"/>
        </table:table-row>
        <table:table-row table:style-name="ro1">
          <table:table-cell office:value-type="string">
            <text:p>Brits en Commonwealth</text:p>
          </table:table-cell>
          <table:table-cell/>
          <table:table-cell office:value-type="float" office:value="17200">
            <text:p>17.200</text:p>
          </table:table-cell>
          <table:table-cell office:value-type="string">
            <text:p>Militairen</text:p>
          </table:table-cell>
          <table:table-cell/>
          <table:table-cell office:value-type="percentage" office:value="0.32">
            <text:p>32,00%</text:p>
          </table:table-cell>
          <table:table-cell table:number-columns-repeated="8"/>
        </table:table-row>
        <table:table-row table:style-name="ro1">
          <table:table-cell office:value-type="string">
            <text:p>Nieuw Zeeland</text:p>
          </table:table-cell>
          <table:table-cell/>
          <table:table-cell office:value-type="float" office:value="134">
            <text:p>134</text:p>
          </table:table-cell>
          <table:table-cell office:value-type="string">
            <text:p>Militairen</text:p>
          </table:table-cell>
          <table:table-cell table:number-columns-repeated="10"/>
        </table:table-row>
        <table:table-row table:style-name="ro1">
          <table:table-cell office:value-type="string">
            <text:p>China</text:p>
          </table:table-cell>
          <table:table-cell/>
          <table:table-cell office:value-type="string">
            <text:p>1,4 milj</text:p>
          </table:table-cell>
          <table:table-cell office:value-type="string">
            <text:p>Militairen</text:p>
          </table:table-cell>
          <table:table-cell table:number-columns-repeated="10"/>
        </table:table-row>
        <table:table-row table:style-name="ro1">
          <table:table-cell office:value-type="string">
            <text:p>Sovjet</text:p>
          </table:table-cell>
          <table:table-cell/>
          <table:table-cell office:value-type="float" office:value="12000">
            <text:p>12.000</text:p>
          </table:table-cell>
          <table:table-cell office:value-type="string">
            <text:p>Militairen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>
            <text:p>Totaal Europese Burgers</text:p>
          </table:table-cell>
          <table:table-cell office:value-type="string">
            <text:p>96400-110000</text:p>
          </table:table-cell>
          <table:table-cell office:value-type="string">
            <text:p><text:s/>10580-16800</text:p>
          </table:table-cell>
          <table:table-cell office:value-type="string">
            <text:p>Burgergeïnterneerden</text:p>
          </table:table-cell>
          <table:table-cell office:value-type="string">
            <text:p>Japanse stukken <text:s/>verloren</text:p>
          </table:table-cell>
          <table:table-cell office:value-type="percentage" office:value="0.16">
            <text:p>16,00%</text:p>
          </table:table-cell>
          <table:table-cell table:number-columns-repeated="8"/>
        </table:table-row>
        <table:table-row table:style-name="ro1">
          <table:table-cell office:value-type="string">
            <text:p>Java</text:p>
          </table:table-cell>
          <table:table-cell table:formula="of:=80000+700+100+1800" office:value-type="float" office:value="82600">
            <text:p>82.600</text:p>
          </table:table-cell>
          <table:table-cell/>
          <table:table-cell office:value-type="string">
            <text:p>Burgergeïnterneerden</text:p>
          </table:table-cell>
          <table:table-cell office:value-type="string">
            <text:p>ca. 29.000 mannen, ca. 25.000 vrouwen en ca. 29.000 kinderen</text:p>
          </table:table-cell>
          <table:table-cell table:number-columns-repeated="9"/>
        </table:table-row>
        <table:table-row table:style-name="ro1">
          <table:table-cell office:value-type="string">
            <text:p>Sumatra</text:p>
          </table:table-cell>
          <table:table-cell table:formula="of:=12000+1200" office:value-type="float" office:value="13200">
            <text:p>13.200</text:p>
          </table:table-cell>
          <table:table-cell/>
          <table:table-cell office:value-type="string">
            <text:p>Burgergeïnterneerden</text:p>
          </table:table-cell>
          <table:table-cell office:value-type="string">
            <text:p>1.200 personen van andere nationaliteit (w.o. ca. 700 Britten)</text:p>
          </table:table-cell>
          <table:table-cell table:number-columns-repeated="9"/>
        </table:table-row>
        <table:table-row table:style-name="ro1">
          <table:table-cell office:value-type="string">
            <text:p>Grote Oost</text:p>
          </table:table-cell>
          <table:table-cell table:formula="of:=3900+240" office:value-type="float" office:value="4140">
            <text:p>4.140</text:p>
          </table:table-cell>
          <table:table-cell/>
          <table:table-cell office:value-type="string">
            <text:p>Burgergeïnterneerden</text:p>
          </table:table-cell>
          <table:table-cell office:value-type="string">
            <text:p>Op Celebes geconcentreerd, uitgezonderd ca. 500 op Ambon</text:p>
          </table:table-cell>
          <table:table-cell table:number-columns-repeated="9"/>
        </table:table-row>
        <table:table-row table:style-name="ro1">
          <table:table-cell office:value-type="string">
            <text:p>Borneo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Burgergeïnterneerden</text:p>
          </table:table-cell>
          <table:table-cell office:value-type="string">
            <text:p>300 personen in juli ’42 naar Brits-Borneo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>
            <text:p><text:s/>&gt; 1945</text:p>
          </table:table-cell>
          <table:table-cell table:number-columns-repeated="13"/>
        </table:table-row>
        <table:table-row table:style-name="ro1">
          <table:table-cell table:style-name="ce6" office:value-type="string">
            <text:p>Europese Burgers &gt; nov 1945</text:p>
          </table:table-cell>
          <table:table-cell office:value-type="float" office:value="50000">
            <text:p>50.000</text:p>
          </table:table-cell>
          <table:table-cell table:style-name="ce12" office:value-type="float" office:value="2000">
            <text:p>2.000</text:p>
          </table:table-cell>
          <table:table-cell office:value-type="string">
            <text:p>Burgergeïnterneerden</text:p>
          </table:table-cell>
          <table:table-cell office:value-type="string">
            <text:p>Door Indonesisch nationalisten- Periode november 1945 – mei 1946. Dit aantal nam snel af door vertrek van Indo-Europeanen. Bussemaker: omgekomen door ziekte en/of ouderdom gevelde Nederlanders in de Bersiapkampen voornamelijk ouderen en kinderen. Niet in genoemde 3.500 Bersiapslachtoffers</text:p>
          </table:table-cell>
          <table:table-cell table:number-columns-repeated="9"/>
        </table:table-row>
        <table:table-row table:style-name="ro1">
          <table:table-cell table:style-name="ce6" office:value-type="string">
            <text:p>Bersiap slachtoffers &gt;1945-1946</text:p>
          </table:table-cell>
          <table:table-cell/>
          <table:table-cell office:value-type="string">
            <text:p>20000 – 30000</text:p>
          </table:table-cell>
          <table:table-cell office:value-type="string">
            <text:p>Buitenkampers</text:p>
          </table:table-cell>
          <table:table-cell office:value-type="string">
            <text:p>William H Frederick (I4E)</text:p>
          </table:table-cell>
          <table:table-cell table:number-columns-repeated="9"/>
        </table:table-row>
        <table:table-row table:style-name="ro1">
          <table:table-cell table:style-name="ce6" office:value-type="string">
            <text:p>Bersiap slachtoffers &gt;1945-1946</text:p>
          </table:table-cell>
          <table:table-cell/>
          <table:table-cell office:value-type="float" office:value="11262">
            <text:p>11.262</text:p>
          </table:table-cell>
          <table:table-cell office:value-type="string">
            <text:p>Buitenkampers</text:p>
          </table:table-cell>
          <table:table-cell office:value-type="string">
            <text:p>ODO <text:s/>May 1947. working from lists of registered citizens. We shall never know how many unregistered Eurasians were involved.</text:p>
          </table:table-cell>
          <table:table-cell table:number-columns-repeated="9"/>
        </table:table-row>
        <table:table-row table:style-name="ro1">
          <table:table-cell table:style-name="ce6" office:value-type="string">
            <text:p>Bersiap slachtoffers &gt;1945-1946</text:p>
          </table:table-cell>
          <table:table-cell office:value-type="float" office:value="300000">
            <text:p>300.000</text:p>
          </table:table-cell>
          <table:table-cell office:value-type="float" office:value="28000">
            <text:p>28.000</text:p>
          </table:table-cell>
          <table:table-cell office:value-type="string">
            <text:p>Buitenkampers</text:p>
          </table:table-cell>
          <table:table-cell office:value-type="string">
            <text:p>Indische Pensioenbond 8,000 deaths and 20,000 missing. Niemand lijkt te kunnen aangeven hoe dit cijfer tot stand is gekomen en wat de oorspronkelijke bron van deze bewering is.</text:p>
          </table:table-cell>
          <table:table-cell office:value-type="percentage" office:value="0.1">
            <text:p>10,00%</text:p>
          </table:table-cell>
          <table:table-cell table:number-columns-repeated="8"/>
        </table:table-row>
        <table:table-row table:style-name="ro1">
          <table:table-cell table:style-name="ce6"/>
          <table:table-cell table:number-columns-repeated="13"/>
        </table:table-row>
        <table:table-row table:style-name="ro2">
          <table:table-cell office:value-type="string">
            <text:p>Niet geint. Indo-Europeanen`</text:p>
          </table:table-cell>
          <table:table-cell office:value-type="float" office:value="220000">
            <text:p>220.000</text:p>
          </table:table-cell>
          <table:table-cell table:style-name="ce12" office:value-type="float" office:value="3500">
            <text:p>3.500</text:p>
          </table:table-cell>
          <table:table-cell office:value-type="string">
            <text:p>Buitenkampers</text:p>
          </table:table-cell>
          <table:table-cell office:value-type="string">
            <text:p>Hoeveel niet-geïnterneerde (Indo-)Europeanen er in totaal van de honger en andere ontberingen zijn omgekomen is niet bekend. <text:s/>Slachtoffers Bersiap op 3.500 geschat (ODO). Eind 1948 waren er in heel Indië nog circa 2.500 Europeanen zoek, wo personen in die in de Japanse bezettingstijd spoorloos waren verdwenen. </text:p>
          </table:table-cell>
          <table:table-cell/>
          <table:table-cell office:value-type="string">
            <text:p><text:a xlink:href="http://niodbibliotheek.blogspot.com/2014/05/de-slachtoffers-van-de-bersiap_16.html">http://niodbibliotheek.blogspot.com/2014/05/de-slachtoffers-van-de-bersiap_16.html</text:a></text:p>
          </table:table-cell>
          <table:table-cell table:number-columns-repeated="5"/>
          <table:table-cell table:style-name="ce19" table:formula="of:=3500/4000000" office:value-type="percentage" office:value="0.000875">
            <text:p>0,09%</text:p>
          </table:table-cell>
          <table:table-cell table:style-name="ce19" table:formula="of:=20000/4000000" office:value-type="percentage" office:value="0.005">
            <text:p>0,50%</text:p>
          </table:table-cell>
        </table:table-row>
        <table:table-row table:style-name="ro1">
          <table:table-cell office:value-type="string">
            <text:p>Niet geint. Indo-Europeanen`</text:p>
          </table:table-cell>
          <table:table-cell/>
          <table:table-cell office:value-type="float" office:value="20000">
            <text:p>20.000</text:p>
          </table:table-cell>
          <table:table-cell office:value-type="string">
            <text:p>Buitenkampers</text:p>
          </table:table-cell>
          <table:table-cell table:style-name="ce14" office:value-type="string">
            <text:p>Bussemaker: 20.000</text:p>
          </table:table-cell>
          <table:table-cell table:style-name="ce20"/>
          <table:table-cell table:number-columns-repeated="8"/>
        </table:table-row>
        <table:table-row table:style-name="ro1">
          <table:table-cell office:value-type="string">
            <text:p>Arrestaties Kenpeitai</text:p>
          </table:table-cell>
          <table:table-cell office:value-type="float" office:value="15000">
            <text:p>15.000</text:p>
          </table:table-cell>
          <table:table-cell office:value-type="float" office:value="12000">
            <text:p>12.000</text:p>
          </table:table-cell>
          <table:table-cell office:value-type="string">
            <text:p>Buitenkampers</text:p>
          </table:table-cell>
          <table:table-cell office:value-type="string">
            <text:p>(Indo-)Europeanen, Indonesiërs en Chinezen. <text:s/>5.000 werden geëxecuteerd. 7000 stierven in gevangenschap</text:p>
          </table:table-cell>
          <table:table-cell table:number-columns-repeated="9"/>
        </table:table-row>
        <table:table-row table:style-name="ro1">
          <table:table-cell office:value-type="string">
            <text:p>Bandoeng</text:p>
          </table:table-cell>
          <table:table-cell table:formula="of:=15475+4051" office:value-type="float" office:value="19526">
            <text:p>19.526</text:p>
          </table:table-cell>
          <table:table-cell/>
          <table:table-cell office:value-type="string">
            <text:p>Buitenkampers</text:p>
          </table:table-cell>
          <table:table-cell office:value-type="string">
            <text:p>Ca 11.000 vrouwen en 4.500 mannen + 4050 in omgeving in maart 194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Javanen en Madoerezen</text:p>
          </table:table-cell>
          <table:table-cell office:value-type="float" office:value="70000000">
            <text:p>70.000.000</text:p>
          </table:table-cell>
          <table:table-cell office:value-type="string">
            <text:p>2,5-4 milj</text:p>
          </table:table-cell>
          <table:table-cell office:value-type="string">
            <text:p>Indonesiërs</text:p>
          </table:table-cell>
          <table:table-cell office:value-type="string">
            <text:p>De Indonesische regering schatte het totale dodental begin jaren 1950 op 4 miljoen. voornamelijk van de honger</text:p>
          </table:table-cell>
          <table:table-cell office:value-type="percentage" office:value="0.05">
            <text:p>5,00%</text:p>
          </table:table-cell>
          <table:table-cell/>
          <table:table-cell table:style-name="ce19" table:formula="of:=4000000/[.B44]" office:value-type="percentage" office:value="0.0571428571428571">
            <text:p>5,71%</text:p>
          </table:table-cell>
          <table:table-cell table:number-columns-repeated="6"/>
        </table:table-row>
        <table:table-row table:style-name="ro1">
          <table:table-cell office:value-type="string">
            <text:p>Romusha's Java</text:p>
          </table:table-cell>
          <table:table-cell office:value-type="string">
            <text:p>2,6 – 12,5 milj</text:p>
          </table:table-cell>
          <table:table-cell office:value-type="float" office:value="8441">
            <text:p>8.441</text:p>
          </table:table-cell>
          <table:table-cell office:value-type="string">
            <text:p>Indonesiërs</text:p>
          </table:table-cell>
          <table:table-cell office:value-type="string">
            <text:p>van de hoogleraar caroline tsai , nankang , taipe</text:p>
          </table:table-cell>
          <table:table-cell table:number-columns-repeated="9"/>
        </table:table-row>
        <table:table-row table:style-name="ro1">
          <table:table-cell office:value-type="string">
            <text:p>Romusha's Buitengewesten</text:p>
          </table:table-cell>
          <table:table-cell office:value-type="float" office:value="300000">
            <text:p>300.000</text:p>
          </table:table-cell>
          <table:table-cell table:formula="of:=[.B46]-135000" office:value-type="float" office:value="165000">
            <text:p>165.000</text:p>
          </table:table-cell>
          <table:table-cell office:value-type="string">
            <text:p>Indonesiërs</text:p>
          </table:table-cell>
          <table:table-cell office:value-type="string">
            <text:p>oa Birma</text:p>
          </table:table-cell>
          <table:table-cell office:value-type="percentage" office:value="0.5">
            <text:p>50,00%</text:p>
          </table:table-cell>
          <table:table-cell table:number-columns-repeated="8"/>
        </table:table-row>
        <table:table-row table:style-name="ro1">
          <table:table-cell office:value-type="string">
            <text:p>Romusha's birma</text:p>
          </table:table-cell>
          <table:table-cell/>
          <table:table-cell office:value-type="float" office:value="2800">
            <text:p>2.800</text:p>
          </table:table-cell>
          <table:table-cell office:value-type="string">
            <text:p>Indonesiërs</text:p>
          </table:table-cell>
          <table:table-cell office:value-type="string">
            <text:p>van de hoogleraar caroline tsai , nankang , taipe</text:p>
          </table:table-cell>
          <table:table-cell table:number-columns-repeated="9"/>
        </table:table-row>
        <table:table-row table:style-name="ro1">
          <table:table-cell office:value-type="string">
            <text:p>Romusha'sborneo en halmaheira</text:p>
          </table:table-cell>
          <table:table-cell/>
          <table:table-cell office:value-type="float" office:value="12100">
            <text:p>12.100</text:p>
          </table:table-cell>
          <table:table-cell office:value-type="string">
            <text:p>Indonesiërs</text:p>
          </table:table-cell>
          <table:table-cell office:value-type="string">
            <text:p>van de hoogleraar caroline tsai , nankang , taipe</text:p>
          </table:table-cell>
          <table:table-cell table:number-columns-repeated="9"/>
        </table:table-row>
        <table:table-row table:style-name="ro1">
          <table:table-cell office:value-type="string">
            <text:p>Romusha's Romusha's birma</text:p>
          </table:table-cell>
          <table:table-cell/>
          <table:table-cell office:value-type="float" office:value="1750">
            <text:p>1.750</text:p>
          </table:table-cell>
          <table:table-cell office:value-type="string">
            <text:p>Indonesiërs</text:p>
          </table:table-cell>
          <table:table-cell office:value-type="string">
            <text:p>van de hoogleraar caroline tsai , nankang , taipe</text:p>
          </table:table-cell>
          <table:table-cell table:number-columns-repeated="9"/>
        </table:table-row>
        <table:table-row table:style-name="ro1">
          <table:table-cell office:value-type="string">
            <text:p>Romusha's andere nationaliteiten</text:p>
          </table:table-cell>
          <table:table-cell office:value-type="float" office:value="190000">
            <text:p>190.000</text:p>
          </table:table-cell>
          <table:table-cell office:value-type="float" office:value="152000">
            <text:p>152.000</text:p>
          </table:table-cell>
          <table:table-cell office:value-type="string">
            <text:p>Indonesiërs</text:p>
          </table:table-cell>
          <table:table-cell office:value-type="string">
            <text:p>Chinezen, Maleiers en Tamils naar Birma</text:p>
          </table:table-cell>
          <table:table-cell office:value-type="percentage" office:value="0.8">
            <text:p>80,00%</text:p>
          </table:table-cell>
          <table:table-cell table:number-columns-repeated="8"/>
        </table:table-row>
        <table:table-row table:style-name="ro1">
          <table:table-cell office:value-type="string">
            <text:p>Heiho's</text:p>
          </table:table-cell>
          <table:table-cell office:value-type="float" office:value="60000">
            <text:p>60.000</text:p>
          </table:table-cell>
          <table:table-cell table:formula="of:=[.B51]-(25000+2500)" office:value-type="float" office:value="32500">
            <text:p>32.500</text:p>
          </table:table-cell>
          <table:table-cell office:value-type="string">
            <text:p>Indonesiërs</text:p>
          </table:table-cell>
          <table:table-cell/>
          <table:table-cell office:value-type="percentage" office:value="0.541666666666667">
            <text:p>54,17%</text:p>
          </table:table-cell>
          <table:table-cell table:number-columns-repeated="8"/>
        </table:table-row>
        <table:table-row table:style-name="ro1">
          <table:table-cell office:value-type="string">
            <text:p>Heiho ex KNIL</text:p>
          </table:table-cell>
          <table:table-cell office:value-type="float" office:value="15000">
            <text:p>15.000</text:p>
          </table:table-cell>
          <table:table-cell office:value-type="float" office:value="7500">
            <text:p>7.500</text:p>
          </table:table-cell>
          <table:table-cell office:value-type="string">
            <text:p>Indonesiërs</text:p>
          </table:table-cell>
          <table:table-cell/>
          <table:table-cell office:value-type="percentage" office:value="0.5">
            <text:p>50,00%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Europese vrouwen</text:p>
          </table:table-cell>
          <table:table-cell office:value-type="string">
            <text:p>200-300</text:p>
          </table:table-cell>
          <table:table-cell/>
          <table:table-cell office:value-type="string">
            <text:p>Dwangprostituees</text:p>
          </table:table-cell>
          <table:table-cell office:value-type="string">
            <text:p>Japanse bordelen in Nederlands-Indië</text:p>
          </table:table-cell>
          <table:table-cell table:number-columns-repeated="9"/>
        </table:table-row>
        <table:table-row table:style-name="ro1">
          <table:table-cell office:value-type="string">
            <text:p>Koreaanse vrouwen</text:p>
          </table:table-cell>
          <table:table-cell office:value-type="float" office:value="80000">
            <text:p>80.000</text:p>
          </table:table-cell>
          <table:table-cell/>
          <table:table-cell office:value-type="string">
            <text:p>Dwangprostituees</text:p>
          </table:table-cell>
          <table:table-cell table:number-columns-repeated="10"/>
        </table:table-row>
        <table:table-row table:style-name="ro1">
          <table:table-cell office:value-type="string">
            <text:p>Japanse of de Taiwanese vrouwen</text:p>
          </table:table-cell>
          <table:table-cell office:value-type="float" office:value="20000">
            <text:p>20.000</text:p>
          </table:table-cell>
          <table:table-cell/>
          <table:table-cell office:value-type="string">
            <text:p>Dwangprostituees</text:p>
          </table:table-cell>
          <table:table-cell office:value-type="string">
            <text:p>afkomstig uit de door Japan bezette gebieden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Republikeinse strijdkrachten</text:p>
          </table:table-cell>
          <table:table-cell/>
          <table:table-cell office:value-type="float" office:value="100000">
            <text:p>100.000</text:p>
          </table:table-cell>
          <table:table-cell office:value-type="string">
            <text:p>Militairen -Indonesiërs</text:p>
          </table:table-cell>
          <table:table-cell table:style-name="ce15" office:value-type="string">
            <text:p>1945-1949</text:p>
          </table:table-cell>
          <table:table-cell table:style-name="ce21"/>
          <table:table-cell office:value-type="string">
            <text:p>Loe de Jong, who in a footnote to his Koninkrijk der Nederlanden in de Tweede Wereldoorlog claimed that 100,000 was the generally accepted number</text:p>
          </table:table-cell>
          <table:table-cell table:number-columns-repeated="7"/>
        </table:table-row>
        <table:table-row table:style-name="ro2">
          <table:table-cell office:value-type="string">
            <text:p>burgerbevolking totaal</text:p>
          </table:table-cell>
          <table:table-cell/>
          <table:table-cell office:value-type="float" office:value="250000">
            <text:p>250.000</text:p>
          </table:table-cell>
          <table:table-cell office:value-type="string">
            <text:p>Indonesiërs</text:p>
          </table:table-cell>
          <table:table-cell table:style-name="ce15" office:value-type="string">
            <text:p>1945-1949</text:p>
          </table:table-cell>
          <table:table-cell table:style-name="ce21"/>
          <table:table-cell office:value-type="string">
            <text:p>William H Frederick – <text:a xlink:href="https://indisch4ever.nu/2013/11/21/moord-op-duizenden-indische-nederlanders-was-genocide/">https://indisch4ever.nu/2013/11/21/moord-op-duizenden-indische-nederlanders-was-genocide/</text:a></text:p>
          </table:table-cell>
          <table:table-cell table:number-columns-repeated="7"/>
        </table:table-row>
        <table:table-row table:style-name="ro2">
          <table:table-cell office:value-type="string">
            <text:p>burgerbevolking op Java </text:p>
          </table:table-cell>
          <table:table-cell/>
          <table:table-cell office:value-type="string">
            <text:p>10000 – 20000</text:p>
          </table:table-cell>
          <table:table-cell office:value-type="string">
            <text:p>Indonesiërs</text:p>
          </table:table-cell>
          <table:table-cell table:style-name="ce15" office:value-type="string">
            <text:p>1945-1949</text:p>
          </table:table-cell>
          <table:table-cell table:style-name="ce21"/>
          <table:table-cell table:number-columns-repeated="8"/>
        </table:table-row>
        <table:table-row table:style-name="ro3">
          <table:table-cell office:value-type="string">
            <text:p>Republikeinse strijdkrachten Java en Sumatra</text:p>
          </table:table-cell>
          <table:table-cell/>
          <table:table-cell office:value-type="float" office:value="47000">
            <text:p>47.000</text:p>
          </table:table-cell>
          <table:table-cell office:value-type="string">
            <text:p>Militairen -Indonesiërs</text:p>
          </table:table-cell>
          <table:table-cell table:style-name="ce14" office:value-type="string">
            <text:p>Marsroutes en Dwaalsporen (1992) ,Petra Groen: van 1 januari tot 10 augustus 1949</text:p>
          </table:table-cell>
          <table:table-cell table:style-name="ce20"/>
          <table:table-cell table:number-columns-repeated="8"/>
        </table:table-row>
        <table:table-row table:style-name="ro1">
          <table:table-cell office:value-type="string">
            <text:p>Pakan Baroe-spoorweg </text:p>
          </table:table-cell>
          <table:table-cell office:value-type="float" office:value="5500">
            <text:p>5.500</text:p>
          </table:table-cell>
          <table:table-cell office:value-type="float" office:value="700">
            <text:p>700</text:p>
          </table:table-cell>
          <table:table-cell office:value-type="string">
            <text:p>Militairen</text:p>
          </table:table-cell>
          <table:table-cell table:style-name="ce16"/>
          <table:table-cell table:style-name="ce22"/>
          <table:table-cell table:number-columns-repeated="8"/>
        </table:table-row>
        <table:table-row table:style-name="ro1">
          <table:table-cell office:value-type="string">
            <text:p>Pakan Baroe-spoorweg </text:p>
          </table:table-cell>
          <table:table-cell office:value-type="float" office:value="22000">
            <text:p>22.000</text:p>
          </table:table-cell>
          <table:table-cell office:value-type="float" office:value="17000">
            <text:p>17.000</text:p>
          </table:table-cell>
          <table:table-cell office:value-type="string">
            <text:p>Indonesiërs</text:p>
          </table:table-cell>
          <table:table-cell office:value-type="string">
            <text:p>Romusha's</text:p>
          </table:table-cell>
          <table:table-cell table:number-columns-repeated="9"/>
        </table:table-row>
        <table:table-row table:style-name="ro1">
          <table:table-cell office:value-type="string">
            <text:p>regio Palembang</text:p>
          </table:table-cell>
          <table:table-cell office:value-type="float" office:value="2000">
            <text:p>2.000</text:p>
          </table:table-cell>
          <table:table-cell office:value-type="float" office:value="600">
            <text:p>600</text:p>
          </table:table-cell>
          <table:table-cell office:value-type="string">
            <text:p>Militairen</text:p>
          </table:table-cell>
          <table:table-cell office:value-type="string">
            <text:p>vliegvelden aanleggen</text:p>
          </table:table-cell>
          <table:table-cell table:number-columns-repeated="9"/>
        </table:table-row>
        <table:table-row table:style-name="ro1">
          <table:table-cell office:value-type="string">
            <text:p>Hirosima</text:p>
          </table:table-cell>
          <table:table-cell/>
          <table:table-cell office:value-type="float" office:value="217000">
            <text:p>217.000</text:p>
          </table:table-cell>
          <table:table-cell office:value-type="string">
            <text:p>Burgers</text:p>
          </table:table-cell>
          <table:table-cell table:style-name="ce17" office:value-type="string">
            <text:p>In augustus 2000</text:p>
          </table:table-cell>
          <table:table-cell table:number-columns-repeated="9"/>
        </table:table-row>
        <table:table-row table:style-name="ro1">
          <table:table-cell office:value-type="string">
            <text:p>Nagasaki</text:p>
          </table:table-cell>
          <table:table-cell/>
          <table:table-cell office:value-type="float" office:value="102275">
            <text:p>102.275</text:p>
          </table:table-cell>
          <table:table-cell office:value-type="string">
            <text:p>Burgers</text:p>
          </table:table-cell>
          <table:table-cell office:value-type="string">
            <text:p>In augustus 1994</text:p>
          </table:table-cell>
          <table:table-cell table:number-columns-repeated="9"/>
        </table:table-row>
        <table:table-row table:style-name="ro1" table:number-rows-repeated="104850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0">20-08-2019</text:date>, <text:time>17:4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4:34:21.85</meta:creation-date>
    <meta:generator>OpenOffice/4.1.6$Win32 OpenOffice.org_project/416m1$Build-9790</meta:generator>
    <dc:date>2019-08-20T17:47:21.68</dc:date>
    <meta:editing-duration>PT20H35M19S</meta:editing-duration>
    <meta:editing-cycles>13</meta:editing-cycles>
    <meta:document-statistic meta:table-count="3" meta:cell-count="276" meta:object-count="0"/>
  </office:meta>
</office:document-meta>
</file>